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orphans="2" fo:widows="2" fo:text-indent="0in" style:auto-text-indent="false"/>
      <style:text-properties fo:font-variant="normal" fo:text-transform="none" fo:letter-spacing="normal" fo:font-style="normal" fo:font-weight="normal"/>
    </style:style>
    <style:style style:name="P3" style:family="paragraph" style:parent-style-name="Standard">
      <style:paragraph-properties fo:margin-left="0in" fo:margin-right="0in" fo:text-indent="0in" style:auto-text-indent="false"/>
      <style:text-properties officeooo:rsid="00182034" officeooo:paragraph-rsid="00182034"/>
    </style:style>
    <style:style style:name="P4" style:family="paragraph" style:parent-style-name="Standard">
      <style:paragraph-properties fo:margin-left="0in" fo:margin-right="0in" fo:text-indent="0in" style:auto-text-indent="false"/>
      <style:text-properties style:text-underline-style="solid" style:text-underline-width="auto" style:text-underline-color="font-color" fo:font-weight="bold" officeooo:rsid="00182034" officeooo:paragraph-rsid="00182034" style:font-weight-asian="bold" style:font-weight-complex="bold"/>
    </style:style>
    <style:style style:name="P5" style:family="paragraph" style:parent-style-name="Standard">
      <style:paragraph-properties fo:margin-left="0in" fo:margin-right="0in" fo:text-indent="0in" style:auto-text-indent="false"/>
      <style:text-properties style:text-underline-style="solid" style:text-underline-width="auto" style:text-underline-color="font-color" fo:font-weight="bold" officeooo:rsid="001b0335" officeooo:paragraph-rsid="001b0335" style:font-weight-asian="bold" style:font-weight-complex="bold"/>
    </style:style>
    <style:style style:name="P6" style:family="paragraph" style:parent-style-name="Standard">
      <style:paragraph-properties fo:margin-left="0in" fo:margin-right="0in" fo:text-indent="0in" style:auto-text-indent="false"/>
      <style:text-properties style:text-underline-style="none" fo:font-weight="normal" officeooo:rsid="002280cd" officeooo:paragraph-rsid="002280cd" style:font-weight-asian="normal" style:font-weight-complex="normal"/>
    </style:style>
    <style:style style:name="P7" style:family="paragraph" style:parent-style-name="Standard">
      <style:paragraph-properties fo:margin-left="0in" fo:margin-right="0in" fo:text-indent="0in" style:auto-text-indent="false"/>
      <style:text-properties style:text-underline-style="none" fo:font-weight="normal" officeooo:rsid="00182034" officeooo:paragraph-rsid="00182034" style:font-weight-asian="normal" style:font-weight-complex="normal"/>
    </style:style>
    <style:style style:name="P8" style:family="paragraph" style:parent-style-name="Standard">
      <style:paragraph-properties fo:margin-left="0in" fo:margin-right="0in" fo:text-indent="0in" style:auto-text-indent="false"/>
      <style:text-properties style:text-underline-style="none" fo:font-weight="normal" officeooo:rsid="0018a5e0" officeooo:paragraph-rsid="0018a5e0" style:font-weight-asian="normal" style:font-weight-complex="normal"/>
    </style:style>
    <style:style style:name="P9" style:family="paragraph" style:parent-style-name="Standard">
      <style:paragraph-properties fo:margin-left="0in" fo:margin-right="0in" fo:text-indent="0in" style:auto-text-indent="false"/>
      <style:text-properties style:text-underline-style="none" fo:font-weight="normal" officeooo:rsid="00202167" officeooo:paragraph-rsid="00202167" style:font-weight-asian="normal" style:font-weight-complex="normal"/>
    </style:style>
    <style:style style:name="P10" style:family="paragraph" style:parent-style-name="Standard">
      <style:paragraph-properties fo:margin-left="0in" fo:margin-right="0in" fo:text-indent="0in" style:auto-text-indent="false"/>
      <style:text-properties fo:font-style="normal" style:text-underline-style="none" fo:font-weight="normal" officeooo:rsid="0023e596" officeooo:paragraph-rsid="0023e596" style:font-style-asian="normal" style:font-weight-asian="normal" style:font-style-complex="normal" style:font-weight-complex="normal"/>
    </style:style>
    <style:style style:name="P11" style:family="paragraph" style:parent-style-name="Standard">
      <style:paragraph-properties fo:margin-left="0in" fo:margin-right="0in" fo:text-indent="0in" style:auto-text-indent="false"/>
      <style:text-properties fo:font-style="normal" style:text-underline-style="none" fo:font-weight="normal" officeooo:rsid="0024811c" officeooo:paragraph-rsid="0025d764" style:font-style-asian="normal" style:font-weight-asian="normal" style:font-style-complex="normal" style:font-weight-complex="normal"/>
    </style:style>
    <style:style style:name="P12" style:family="paragraph" style:parent-style-name="Standard">
      <style:paragraph-properties fo:margin-left="0in" fo:margin-right="0in" fo:text-align="start" style:justify-single-word="false" fo:text-indent="0in" style:auto-text-indent="false"/>
      <style:text-properties fo:font-style="italic" style:text-underline-style="none" fo:font-weight="normal" officeooo:rsid="0025d764" officeooo:paragraph-rsid="0025d764" style:font-style-asian="italic" style:font-weight-asian="normal" style:font-style-complex="italic" style:font-weight-complex="normal"/>
    </style:style>
    <style:style style:name="P13" style:family="paragraph" style:parent-style-name="Standard">
      <style:paragraph-properties fo:margin-left="0in" fo:margin-right="0in" fo:text-align="start" style:justify-single-word="false" fo:text-indent="0in" style:auto-text-indent="false"/>
      <style:text-properties fo:font-style="italic" style:text-underline-style="none" fo:font-weight="normal" officeooo:rsid="0025d764" officeooo:paragraph-rsid="00266c83" style:font-style-asian="italic" style:font-weight-asian="normal" style:font-style-complex="italic" style:font-weight-complex="normal"/>
    </style:style>
    <style:style style:name="P14" style:family="paragraph" style:parent-style-name="Standard">
      <style:paragraph-properties fo:margin-left="0in" fo:margin-right="0in" fo:text-indent="0in" style:auto-text-indent="false"/>
      <style:text-properties fo:font-style="italic" style:text-underline-style="solid" style:text-underline-width="auto" style:text-underline-color="font-color" fo:font-weight="bold" officeooo:rsid="002249fa" officeooo:paragraph-rsid="002249fa" style:font-style-asian="italic" style:font-weight-asian="bold" style:font-style-complex="italic" style:font-weight-complex="bold"/>
    </style:style>
    <style:style style:name="P15" style:family="paragraph" style:parent-style-name="Standard">
      <style:paragraph-properties fo:margin-left="0in" fo:margin-right="0in" fo:text-align="center" style:justify-single-word="false" fo:text-indent="0in" style:auto-text-indent="false"/>
      <style:text-properties style:text-position="0% 100%" fo:font-style="italic" style:text-underline-style="none" fo:font-weight="normal" officeooo:rsid="0025d764" officeooo:paragraph-rsid="0025d764" style:font-style-asian="italic" style:font-weight-asian="normal" style:font-style-complex="italic" style:font-weight-complex="normal"/>
    </style:style>
    <style:style style:name="P16"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025d764" officeooo:paragraph-rsid="0025d764" style:font-style-asian="normal" style:font-weight-asian="normal" style:font-style-complex="normal" style:font-weight-complex="normal"/>
    </style:style>
    <style:style style:name="P17"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0266c83" officeooo:paragraph-rsid="00266c83" style:font-style-asian="normal" style:font-weight-asian="normal" style:font-style-complex="normal" style:font-weight-complex="normal"/>
    </style:style>
    <style:style style:name="P18" style:family="paragraph" style:parent-style-name="Standard">
      <style:paragraph-properties fo:margin-left="0in" fo:margin-right="0in" fo:text-indent="0in" style:auto-text-indent="false"/>
      <style:text-properties fo:font-style="normal" style:text-underline-style="none" fo:font-weight="normal" officeooo:rsid="002249fa" officeooo:paragraph-rsid="002249fa" style:font-style-asian="normal" style:font-weight-asian="normal" style:font-style-complex="normal" style:font-weight-complex="normal"/>
    </style:style>
    <style:style style:name="P19" style:family="paragraph" style:parent-style-name="Standard">
      <style:paragraph-properties fo:margin-left="0in" fo:margin-right="0in" fo:text-align="start" style:justify-single-word="false" fo:text-indent="0in" style:auto-text-indent="false"/>
      <style:text-properties fo:font-style="italic" style:text-underline-style="none" fo:font-weight="normal" officeooo:rsid="00266c83" officeooo:paragraph-rsid="00292b6e" style:font-style-asian="italic" style:font-weight-asian="normal" style:font-style-complex="italic" style:font-weight-complex="normal"/>
    </style:style>
    <style:style style:name="P20" style:family="paragraph" style:parent-style-name="Standard">
      <style:paragraph-properties fo:margin-left="0in" fo:margin-right="0in" fo:text-align="start" style:justify-single-word="false" fo:text-indent="0in" style:auto-text-indent="false"/>
      <style:text-properties fo:font-style="italic" style:text-underline-style="none" fo:font-weight="normal" officeooo:rsid="00292b6e" officeooo:paragraph-rsid="00292b6e" style:font-style-asian="italic" style:font-weight-asian="normal" style:font-style-complex="italic" style:font-weight-complex="normal"/>
    </style:style>
    <style:style style:name="P21" style:family="paragraph" style:parent-style-name="Standard">
      <style:paragraph-properties fo:margin-left="0in" fo:margin-right="0in" fo:text-align="center" style:justify-single-word="false" fo:text-indent="0in" style:auto-text-indent="false"/>
      <style:text-properties fo:font-style="italic" style:text-underline-style="none" fo:font-weight="normal" officeooo:rsid="00292b6e" officeooo:paragraph-rsid="00292b6e" style:font-style-asian="italic" style:font-weight-asian="normal"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fo:font-style="italic" style:text-underline-style="none" fo:font-weight="normal" officeooo:rsid="002aec67" officeooo:paragraph-rsid="002aec67" style:font-style-asian="italic" style:font-weight-asian="normal" style:font-style-complex="italic" style:font-weight-complex="normal"/>
    </style:style>
    <style:style style:name="P23" style:family="paragraph" style:parent-style-name="Standard">
      <style:paragraph-properties fo:margin-left="0in" fo:margin-right="0in" fo:text-align="center" style:justify-single-word="false" fo:text-indent="0in" style:auto-text-indent="false"/>
      <style:text-properties fo:font-style="italic" style:text-underline-style="none" fo:font-weight="normal" officeooo:rsid="002ce71c" officeooo:paragraph-rsid="002ce71c" style:font-style-asian="italic" style:font-weight-asian="normal" style:font-style-complex="italic" style:font-weight-complex="normal"/>
    </style:style>
    <style:style style:name="P24" style:family="paragraph" style:parent-style-name="Standard">
      <style:paragraph-properties fo:margin-left="0in" fo:margin-right="0in" fo:text-align="start" style:justify-single-word="false" fo:text-indent="0in" style:auto-text-indent="false"/>
      <style:text-properties fo:font-style="italic" style:text-underline-style="none" fo:font-weight="normal" officeooo:rsid="002ce71c" officeooo:paragraph-rsid="002ce71c" style:font-style-asian="italic" style:font-weight-asian="normal" style:font-style-complex="italic" style:font-weight-complex="normal"/>
    </style:style>
    <style:style style:name="P25" style:family="paragraph" style:parent-style-name="Standard">
      <style:paragraph-properties fo:margin-left="0in" fo:margin-right="0in" fo:text-indent="0in" style:auto-text-indent="false"/>
      <style:text-properties style:text-underline-style="none" fo:font-weight="normal" officeooo:rsid="002af0a9" officeooo:paragraph-rsid="002af0a9" style:font-weight-asian="normal" style:font-weight-complex="normal"/>
    </style:style>
    <style:style style:name="P26" style:family="paragraph" style:parent-style-name="Standard">
      <style:paragraph-properties fo:margin-left="0in" fo:margin-right="0in" fo:text-indent="0in" style:auto-text-indent="false"/>
      <style:text-properties style:text-underline-style="none" fo:font-weight="normal" officeooo:rsid="002ce71c" officeooo:paragraph-rsid="002ce71c"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4444" style:font-weight-asian="normal" style:font-weight-complex="normal"/>
    </style:style>
    <style:style style:name="T3" style:family="text">
      <style:text-properties officeooo:rsid="0019dd3f"/>
    </style:style>
    <style:style style:name="T4" style:family="text">
      <style:text-properties officeooo:rsid="00212a40"/>
    </style:style>
    <style:style style:name="T5" style:family="text">
      <style:text-properties officeooo:rsid="002383f8"/>
    </style:style>
    <style:style style:name="T6" style:family="text">
      <style:text-properties officeooo:rsid="0023f08d"/>
    </style:style>
    <style:style style:name="T7" style:family="text">
      <style:text-properties fo:font-style="italic" officeooo:rsid="0023f08d" style:font-style-asian="italic" style:font-style-complex="italic"/>
    </style:style>
    <style:style style:name="T8" style:family="text">
      <style:text-properties fo:font-style="italic" style:text-underline-style="solid" style:text-underline-width="auto" style:text-underline-color="font-color" fo:font-weight="bold" officeooo:rsid="002ce71c" style:font-style-asian="italic" style:font-weight-asian="bold" style:font-style-complex="italic" style:font-weight-complex="bold"/>
    </style:style>
    <style:style style:name="T9" style:family="text">
      <style:text-properties style:text-position="0% 100%"/>
    </style:style>
    <style:style style:name="T10" style:family="text">
      <style:text-properties style:text-position="0% 100%" officeooo:rsid="0025d764"/>
    </style:style>
    <style:style style:name="T11" style:family="text">
      <style:text-properties style:text-position="0% 100%" fo:font-style="italic" officeooo:rsid="0025d764" style:font-style-asian="italic" style:font-style-complex="italic"/>
    </style:style>
    <style:style style:name="T12" style:family="text">
      <style:text-properties style:text-position="0% 100%" fo:font-style="normal" style:font-style-asian="normal" style:font-style-complex="normal"/>
    </style:style>
    <style:style style:name="T13" style:family="text">
      <style:text-properties style:text-position="0% 100%" fo:font-style="normal" officeooo:rsid="00266c83" style:font-style-asian="normal" style:font-style-complex="normal"/>
    </style:style>
    <style:style style:name="T14" style:family="text">
      <style:text-properties style:text-position="0% 100%" fo:font-style="normal" officeooo:rsid="0026adf4" style:font-style-asian="normal" style:font-style-complex="normal"/>
    </style:style>
    <style:style style:name="T15" style:family="text">
      <style:text-properties style:text-position="0% 100%" fo:font-style="normal" officeooo:rsid="0025d764" style:font-style-asian="normal" style:font-style-complex="normal"/>
    </style:style>
    <style:style style:name="T16" style:family="text">
      <style:text-properties style:text-position="0% 100%" fo:font-style="normal" officeooo:rsid="00292b6e" style:font-style-asian="normal" style:font-style-complex="normal"/>
    </style:style>
    <style:style style:name="T17" style:family="text">
      <style:text-properties style:text-position="0% 100%" fo:font-style="normal" officeooo:rsid="002af0a9" style:font-style-asian="normal" style:font-style-complex="normal"/>
    </style:style>
    <style:style style:name="T18" style:family="text">
      <style:text-properties style:text-position="0% 100%" fo:font-style="normal" officeooo:rsid="002ce71c" style:font-style-asian="normal" style:font-style-complex="normal"/>
    </style:style>
    <style:style style:name="T19" style:family="text">
      <style:text-properties style:text-position="0% 100%" fo:font-style="normal" style:text-underline-style="solid" style:text-underline-width="auto" style:text-underline-color="font-color" fo:font-weight="bold" officeooo:rsid="002ce71c" style:font-style-asian="normal" style:font-weight-asian="bold" style:font-style-complex="normal" style:font-weight-complex="bold"/>
    </style:style>
    <style:style style:name="T20" style:family="text">
      <style:text-properties style:text-position="0% 100%" fo:font-style="normal" style:text-underline-style="none" fo:font-weight="normal" officeooo:rsid="002ce71c" style:font-style-asian="normal" style:font-weight-asian="normal" style:font-style-complex="normal" style:font-weight-complex="normal"/>
    </style:style>
    <style:style style:name="T21" style:family="text">
      <style:text-properties style:text-position="0% 100%" officeooo:rsid="00266c83"/>
    </style:style>
    <style:style style:name="T22" style:family="text">
      <style:text-properties style:text-position="super 58%" officeooo:rsid="0025d764"/>
    </style:style>
    <style:style style:name="T23" style:family="text">
      <style:text-properties style:text-position="super 58%" fo:font-style="italic" style:text-underline-style="solid" style:text-underline-width="auto" style:text-underline-color="font-color" fo:font-weight="bold" officeooo:rsid="002ce71c" style:font-style-asian="italic" style:font-weight-asian="bold" style:font-style-complex="italic" style:font-weight-complex="bold"/>
    </style:style>
    <style:style style:name="T24" style:family="text">
      <style:text-properties officeooo:rsid="0025d764"/>
    </style:style>
    <style:style style:name="T25" style:family="text">
      <style:text-properties officeooo:rsid="002ce7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short report (2-5 pages) stating the problem, the context of applications, the algorithm (solution) illustrated</text:p>
      <text:p text:style-name="P2">with an interesting example. The report should start with a brief abstract explaining the problem, the context</text:p>
      <text:p text:style-name="P2">in which the problem is important and interesting, and depending on the topic, the solution, algorithm, and the</text:p>
      <text:p text:style-name="P2">added value. Some hints on structuring reports may be found in</text:p>
      <text:p text:style-name="P2">http://libweb.surrey.ac.uk/library/skills/</text:p>
      <text:p text:style-name="P2">writing%20Skills%20Leicester/page_76.htm</text:p>
      <text:p text:style-name="P1"/>
      <text:p text:style-name="P1"/>
      <text:p text:style-name="P1"/>
      <text:p text:style-name="P1"/>
      <text:p text:style-name="P1"/>
      <text:p text:style-name="P1"/>
      <text:p text:style-name="P1"/>
      <text:p text:style-name="P1"/>
      <text:p text:style-name="P1"/>
      <text:p text:style-name="P1"/>
      <text:p text:style-name="P3">title pag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Abstract</text:p>
      <text:p text:style-name="P4"><text:span text:style-name="T1">Pitch correction</text:span><text:span text:style-name="T2">, or "pitch shifting"</text:span><text:span text:style-name="T1"> is a method used frequently in digital signals processing (DSP)</text:span><text:span text:style-name="T2"> and audio processing. I set out to implement a program for my own use that implements a pitch shift over an audio file, raising or lowering it a predefined number of keys. This is useful to me for musical practicing purposes, and for general audio processing.</text:span></text:p>
      <text:p text:style-name="P7"/>
      <text:p text:style-name="P4">Introduction</text:p>
      <text:p text:style-name="P8">Pitch shifting takes a wave an raises the frequency of it up or down at least one semitone. A semitone is a half step in music theory. For example, if original wave is a song in the key of C, the pitch shift could raise all the frequencies in the wave such that it is transformed to the same recording in C#, or lowered such that the recording is in B. This algorithm can step beyond half steps, raising or lowering the pitch up to a full octave (12 half steps).</text:p>
      <text:p text:style-name="P8"/>
      <text:p text:style-name="P8">Pitch shifting algorithms require a Fast Fourier Transform (FFT) and post-processing to accurately change the pitch. The goal is to shift the pitch up or down, while maintaining the length (in seconds). In addition, the pitch shifting algorithm should be able to execute a zero shift, where it would return the exact same wave as the original. To understand the pitch shifting algorithm, you must have an understanding of the FFT and how it is useful for pitch shifting, among countless other applications.</text:p>
      <text:p text:style-name="P4"/>
      <text:p text:style-name="P4">Methods</text:p>
      <text:p text:style-name="P8">This implementation of the pitch shifting algorithm was written in C++<text:span text:style-name="T4">11</text:span> and compiled with <text:s/>g++ on a machine running Ubuntu 16.04. The following libraries and files were referenced in the source code: <text:span text:style-name="T3">smbPitchShift.cpp, sigpack, armadillo, and AudioFile. Matlab R2017a was used for the analysis and plotting of the shifted signals. Audacity was used generate signals and perform analysis. VLC was used to play soundfiles. </text:span></text:p>
      <text:p text:style-name="P8"/>
      <text:p text:style-name="P10">The Discrete Fourier Transform <text:span text:style-name="T24">(DFT)</text:span> is an integral part of the pitch shifting process. A Discrete Fourier Transform takes a function (signal) that exists in the time domain and represents it in the frequency domain. <text:span text:style-name="T6">In the time domain, a signal is represented with the time on the x-axis and the amplitude on the y axis. In the frequency domain, a set of frequencies are represented on the x-axis and the amplitude and phase </text:span><text:span text:style-name="T7">at each frequency</text:span><text:span text:style-name="T6"> is represented on the y axis.</text:span></text:p>
      <text:p text:style-name="P10"/>
      <text:p text:style-name="P11">The <text:span text:style-name="T24">DFT</text:span> requires bigO(n<text:span text:style-name="T22">2</text:span><text:span text:style-name="T10">) time to compute. The result of a DFT is an array (</text:span><text:span text:style-name="T11">X</text:span><text:span text:style-name="T10">) with </text:span><text:span text:style-name="T11">N</text:span><text:span text:style-name="T10"> frequency bins, where </text:span><text:span text:style-name="T11">N</text:span><text:span text:style-name="T10"> is the same number of samples that were in the original signal (</text:span><text:span text:style-name="T11">x</text:span><text:span text:style-name="T10">). </text:span><text:span text:style-name="T11">X</text:span><text:span text:style-name="T10"> must be the same size as </text:span><text:span text:style-name="T11">x</text:span><text:span text:style-name="T10">. Each frequency bin holds a complex number with a magnitude and phase. The equation for the DFT is outlined below:</text:span></text:p>
      <text:p text:style-name="P15">equation</text:p>
      <text:p text:style-name="P12"><text:span text:style-name="T12">Each frequency bin does not necessarily correspond to one single integer frequency, but often holds a very small range of frequencies. Using this algorithm, frequency data can be easily obtained and measured over the signal input to the algorithm. The prominence of a frequency is quickly accessible inside </text:span><text:span text:style-name="T9">X</text:span><text:span text:style-name="T12">.</text:span></text:p>
      <text:p text:style-name="P16"/>
      <text:p text:style-name="P13"><text:span text:style-name="T13">For pitch shifting purposes, the trivial idea would be to take the DFT, and shift each element of </text:span><text:span text:style-name="T21">X</text:span><text:span text:style-name="T13"> over the appropriate number of bins, then convert back to the time domain. However, if that is the method taken, the results will be quite messy. The problem arises when the signal is not a constant frequency, i.e. nearly all recorded signals in the real world. Taking the DFT of the entire signal and shifting simply <text:s/>will not work. For example, there are plenty of occurrences of waves around 500Hz in the recording of “I Don’t Wanna Know” by Fleetwood Mac. If we take the DFT of the whole recording so that we can </text:span><text:soft-page-break/><text:span text:style-name="T13">pitch shift, all of these difference instances of ~500Hz will be averaged out and be indistinguishable from one another. Thus, a different method must be used.</text:span></text:p>
      <text:p text:style-name="P17"/>
      <text:p text:style-name="P19"><text:span text:style-name="T12">The method of choice for this algorithm is to take very small groups of samples, also known as “frames,” of </text:span><text:span text:style-name="T9">x</text:span><text:span text:style-name="T12">. If the windows are small enough, the </text:span><text:span text:style-name="T14">signal</text:span><text:span text:style-name="T12"> captured inside the window appears to be </text:span><text:span text:style-name="T14">relatively constant over that time period. Splitting the data into more manageable chunks is an effective way to pitch shift. For that reason, the</text:span><text:span text:style-name="T15"> algorithm relies on the Short Time Fourier Transform (STFT)</text:span><text:span text:style-name="T16">, where the signal is split into small chunks that are individually transformed, shifted, and reassembled</text:span><text:span text:style-name="T15">.</text:span></text:p>
      <text:p text:style-name="P19"><text:span text:style-name="T15"/></text:p>
      <text:p text:style-name="P20"><text:span text:style-name="T15">W</text:span><text:span text:style-name="T12">hen performing the STFT, there is only a slim chance that the period of the wave will line up perfectly within the frame.</text:span></text:p>
      <text:p text:style-name="P21"><text:span text:style-name="T9">picture here of that happening</text:span></text:p>
      <text:p text:style-name="P20"><text:span text:style-name="T12">It is much more likely that the wave will appear out of phase with the window, as seen below. The wave looks to start </text:span><text:span text:style-name="T9">before</text:span><text:span text:style-name="T12"> the frame starts, such that it is not symmetric with the wave. </text:span></text:p>
      <text:p text:style-name="P21"><text:span text:style-name="T9">photo of that </text:span></text:p>
      <text:p text:style-name="P22"><text:span text:style-name="T12">The method to solve this problem is to overlap the STFT frames with an overlapping factor</text:span><text:span text:style-name="T17"> (typically between 2 and 8)</text:span><text:span text:style-name="T12">, where the data is sampled multiple times. The frame moves along at ratio of the frame width decided by the STFT.</text:span></text:p>
      <text:p text:style-name="P22"><text:span text:style-name="T12"/></text:p>
      <text:p text:style-name="P22"><text:span text:style-name="T12">Using the properties of the STFT and the frame overlapping, the problem with phasing out of the frame can be fixed.</text:span><text:span text:style-name="T16"> The magnitude shows how prominent the signal is in the frequency bin, the frequency shows what frequency bin range it fits into, and the phase tells the offset from the frequency bin.</text:span><text:span text:style-name="T12"> </text:span><text:span text:style-name="T16"><text:s/>Using these, the true frequency of the wave in the frame is possible to compute with the following equation:</text:span></text:p>
      <text:p text:style-name="P21"><text:span text:style-name="T9">equation</text:span></text:p>
      <text:p text:style-name="P25"/>
      <text:p text:style-name="P25">Once the program has iterated over all possible frames, the algorithm has amassed an array of true frequencies of all STFT frames. All that is required is to put the frequencies in the shifted partial frame where they belong<text:span text:style-name="T25">. That multiplying factor is defined by </text:span><text:span text:style-name="T8">equation: 2</text:span><text:span text:style-name="T23">pitchfactor / 12</text:span><text:span text:style-name="T19">. </text:span></text:p>
      <text:p text:style-name="P25"><text:span text:style-name="T20"/></text:p>
      <text:p text:style-name="P26"><text:span text:style-name="T12">Finally, the shifted array can be inverse transformed back into the time domain, and there will be the outputted signal. The inverse transform is similar to the DFT, and is written as such:</text:span></text:p>
      <text:p text:style-name="P23"><text:span text:style-name="T9">equation</text:span></text:p>
      <text:p text:style-name="P24"><text:span text:style-name="T12">This concludes the steps of the pitch shifting algorithm.</text:span></text:p>
      <text:p text:style-name="P4"/>
      <text:p text:style-name="P4">Results</text:p>
      <text:p text:style-name="P9">Two sample files were passed through the program for this report. First, a sine wave was generated with Audacity, and output to a .wav file. This file was passed into the program twice, once shifting it down 1 semitone, and once shifting it up 2 semitones. Using matlab, the FFT of the three .wav files was taken and plotted on the graph below, which shows the shifts moving away from the original frequency.</text:p>
      <text:p text:style-name="P5"/>
      <text:p text:style-name="P14">photos</text:p>
      <text:p text:style-name="P5"/>
      <text:p text:style-name="P9">In addition, the clip from the song “I Don’t Wanna Know” by Fleetwood Mac was passed into the program. The same procedure was performed over this file, lowering it 1 semitone and raising it 2. Using Matlab, the results were plotted again using two separate graphs.</text:p>
      <text:p text:style-name="P9"/>
      <text:p text:style-name="P14">Photos</text:p>
      <text:p text:style-name="P18"/>
      <text:p text:style-name="P4"><text:soft-page-break/>Discussion</text:p>
      <text:p text:style-name="P6">As seen in the results above, the pitch shifting algorithm is very effective for altering the frequency response of a signal. It is reliable and works well with all tested sound files. </text:p>
      <text:p text:style-name="P6"/>
      <text:p text:style-name="P6">It is unknown what <text:span text:style-name="T5">causes</text:span> sine waves to increase the amplitude <text:span text:style-name="T5">when shifted upward</text:span>. On the contrary, the amplitude of the shifted Fleetwood Mac sample appeared to have minimal change. That is an area for investigation and improvement with this algorithm.</text:p>
      <text:p text:style-name="P6"/>
      <text:p text:style-name="P6">Finally, when attempting to implement my own FFT, I used both a recursive and non-recursive method. The recursive method used all of the memory available on the machine and 11GB of swap space prior to being killed by the operating system. </text:p>
      <text:p text:style-name="P4"/>
      <text:p text:style-name="P4">Conclusion</text:p>
      <text:p text:style-name="P4"/>
      <text:p text:style-name="P4"/>
      <text:p text:style-name="P4">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10:55:22.633260428</meta:creation-date>
    <dc:date>2017-12-06T20:33:01.417306833</dc:date>
    <meta:editing-duration>PT2H34M24S</meta:editing-duration>
    <meta:editing-cycles>9</meta:editing-cycles>
    <meta:generator>LibreOffice/5.1.6.2$Linux_X86_64 LibreOffice_project/10m0$Build-2</meta:generator>
    <meta:document-statistic meta:table-count="0" meta:image-count="0" meta:object-count="0" meta:page-count="4" meta:paragraph-count="42" meta:word-count="1301" meta:character-count="7607" meta:non-whitespace-character-count="6339"/>
  </office:meta>
</office:document-meta>
</file>